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Inconsolata1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nconsola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032cm" svg:x="9.604cm" svg:y="3.635cm">
          <text:p text:style-name="P1"><text:span text:style-name="T1"/></text:p>
          <text:p text:style-name="P1"><text:span text:style-name="T1">4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2.032cm" svg:x="9.604cm" svg:y="7.635cm">
          <text:p text:style-name="P1"><text:span text:style-name="T1"/></text:p>
          <text:p text:style-name="P1"><text:span text:style-name="T1">4.2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874cm" svg:y1="5.667cm" svg:x2="10.874cm" svg:y2="7.635cm" draw:start-shape="id1" draw:start-glue-point="2" draw:end-shape="id2" draw:end-glue-point="0" svg:d="M10874 5667v1968" svg:viewBox="0 0 1 1969">
          <text:p/>
        </draw:connector>
        <draw:custom-shape draw:style-name="gr1" draw:text-style-name="P2" xml:id="id3" draw:id="id3" draw:layer="layout" svg:width="2.54cm" svg:height="2.032cm" svg:x="9.604cm" svg:y="11.635cm">
          <text:p text:style-name="P1"><text:span text:style-name="T1"/></text:p>
          <text:p text:style-name="P1"><text:span text:style-name="T1">4.3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874cm" svg:y1="9.667cm" svg:x2="10.874cm" svg:y2="11.635cm" draw:start-shape="id2" draw:start-glue-point="2" draw:end-shape="id3" draw:end-glue-point="0" svg:d="M10874 9667v1968" svg:viewBox="0 0 1 1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8-05-10T22:15:55.236000000</dc:date>
    <meta:editing-duration>PT18H17M2S</meta:editing-duration>
    <meta:editing-cycles>14</meta:editing-cycles>
    <meta:generator>LibreOffice/5.1.5.2$Windows_x86 LibreOffice_project/7a864d8825610a8c07cfc3bc01dd4fce6a9447e5</meta:generator>
    <meta:document-statistic meta:object-count="5"/>
  </office:meta>
</office:document-meta>
</file>